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Georgia Pro" svg:font-family="'Georgia Pro'"/>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14.37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text-properties fo:font-size="36pt" style:font-size-asian="36pt" style:font-size-complex="36pt"/>
    </style:style>
    <style:style style:name="P3" style:family="paragraph">
      <style:text-properties fo:color="#000000" loext:opacity="100%" style:font-name="Liberation Sans"/>
    </style:style>
    <style:style style:name="P4" style:family="paragraph">
      <style:text-properties fo:color="#000000" loext:opacity="100%" loext:color-lum-mod="100%" loext:color-lum-off="0%" style:font-name="Liberation Sans"/>
    </style:style>
    <style:style style:name="T1" style:family="text">
      <style:text-properties fo:font-size="26pt" style:font-size-asian="26pt" style:font-size-complex="26pt"/>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color="#000000" loext:opacity="100%" style:font-name="Liberation Sans"/>
    </style:style>
    <style:style style:name="T7" style:family="text">
      <style:text-properties fo:font-variant="normal" fo:text-transform="none" fo:color="#000000"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Georgia Pro" style:font-size-asian="28pt" style:font-style-asian="normal" style:font-weight-asian="normal" style:font-name-complex="Georgia Pro"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4.372cm" svg:x="1.4cm" svg:y="0.628cm" presentation:class="title" presentation:user-transformed="true">
          <draw:text-box>
            <text:p>TeenTurnship 2023<text:line-break/><text:line-break/><text:span text:style-name="T1">[Pop your names here]</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5cm" presentation:class="title" presentation:user-transformed="true">
          <draw:text-box>
            <text:p><text:span text:style-name="T2">Overall point about the presentation</text:span><text:span text:style-name="T2"><text:line-break/></text:span><text:span text:style-name="T2">[Please delete this slide before presenting]</text:span></text:p>
          </draw:text-box>
        </draw:frame>
        <draw:frame presentation:style-name="pr4" draw:text-style-name="P2" draw:layer="layout" svg:width="25.199cm" svg:height="9.134cm" svg:x="1.301cm" svg:y="4cm" presentation:class="outline" presentation:user-transformed="true">
          <draw:text-box>
            <text:list text:style-name="L2">
              <text:list-item>
                <text:p><text:span text:style-name="T3">THESE FOLLOWING SLIDES ARE ONLY AN OUTLINE OF WHAT YOU MIGHT WANT TO ADD – PLEASE FEEL FREE TO CHOP AND CHOOSE WHAT YOU WANT TO INCLUDE</text:span></text:p>
              </text:list-item>
              <text:list-item>
                <text:p><text:span text:style-name="T4">Each day you were taken by a different team – if you can mention how each team (where relevant) helped you understand how to form your idea, that’d be great (i.e. the app development session helped you better understand the problem that you are trying to solve as well as what you need to develop an app (e.g. buttons, home screen etc.)</text:span></text:p>
              </text:list-item>
              <text:list-item>
                <text:p><text:span text:style-name="T4">Introduce the problem you are solving, outline the solution and explain </text:span><text:span text:style-name="T3">how </text:span><text:span text:style-name="T5">it solves/ helps solve the problem</text:span></text:p>
              </text:list-item>
              <text:list-item>
                <text:p><text:span text:style-name="T5">Please add lots of images to show all your hard work :) </text:span></text:p>
              </text:list-item>
              <text:list-item>
                <text:p><text:span text:style-name="T5">Show your prototype (screenshots/ drawing etc. added to this Powerpoint) and talk about the features it has and how it works </text:span></text:p>
              </text:list-item>
              <text:list-item>
                <text:p><text:span text:style-name="T5">Not essential but might be nice to add so when you look back you know what else you did during the two weeks:</text:span></text:p>
                <text:list>
                  <text:list-item>
                    <text:p><text:span text:style-name="T5">At the end (if you have time!) outline what you learnt from the other teams which introduced you to topics that were not directed at the project (i.e. you developed a calculator with the Software team and the algorithms team taught you about how we use algorithms etc.)</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presentation:user-transformed="true">
          <draw:text-box>
            <text:p>Intro to the idea</text:p>
          </draw:text-box>
        </draw:frame>
        <draw:frame presentation:style-name="pr4" draw:text-style-name="P4" draw:layer="layout" svg:width="25.199cm" svg:height="9.134cm" svg:x="1.4cm" svg:y="3.685cm" presentation:class="outline" presentation:user-transformed="true">
          <draw:text-box>
            <text:list text:style-name="L2">
              <text:list-item>
                <text:p text:style-name="P3"><text:span text:style-name="T6">Things to consider:</text:span></text:p>
                <text:list>
                  <text:list-item>
                    <text:p><text:span text:style-name="T6">Problem Statement:</text:span></text:p>
                    <text:list>
                      <text:list-item>
                        <text:p><text:span text:style-name="T7">“</text:span><text:span text:style-name="T7">How do we help secondary school students feel less tired?”</text:span></text:p>
                      </text:list-item>
                    </text:list>
                  </text:list-item>
                  <text:list-item>
                    <text:p><text:span text:style-name="T6">Why is it important to solve this problem?</text:span></text:p>
                  </text:list-item>
                  <text:list-item>
                    <text:p><text:span text:style-name="T6">What do you need to consider when focusing on the target user (i.e. secondary school student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presentation:user-transformed="true">
          <draw:text-box>
            <text:p>Summary of all your idea</text:p>
          </draw:text-box>
        </draw:frame>
        <draw:frame presentation:style-name="pr4" draw:layer="layout" svg:width="25.199cm" svg:height="9.134cm" svg:x="1.4cm" svg:y="3.685cm" presentation:class="outline">
          <draw:text-box>
            <text:list text:style-name="L2">
              <text:list-item>
                <text:p>Things to consider:</text:p>
                <text:list>
                  <text:list-item>
                    <text:p>Overall how does it solve the problem?</text:p>
                  </text:list-item>
                  <text:list-item>
                    <text:p>Who can use it?</text:p>
                  </text:list-item>
                  <text:list-item>
                    <text:p>Why would the solution work for this target group (secondary school students)?</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presentation:user-transformed="true">
          <draw:text-box>
            <text:p>Prototype</text:p>
          </draw:text-box>
        </draw:frame>
        <draw:frame presentation:style-name="pr4" draw:layer="layout" svg:width="25.199cm" svg:height="9.134cm" svg:x="1.4cm" svg:y="3.685cm" presentation:class="outline" presentation:user-transformed="true">
          <draw:text-box>
            <text:list text:style-name="L2">
              <text:list-item>
                <text:p>Things to consider:</text:p>
                <text:list>
                  <text:list-item>
                    <text:p>Show screenshots of the prototype and talk through how it works</text:p>
                  </text:list-item>
                  <text:list-item>
                    <text:p>Talk through the solution to show how you have added features to your solution to account for things like: the target user, privacy, how you might test the solution, any intellectual property considerations (might not be necessary).</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Everything else</text:p>
          </draw:text-box>
        </draw:frame>
        <draw:frame presentation:style-name="pr4" draw:layer="layout" svg:width="25.199cm" svg:height="9.134cm" svg:x="1.4cm" svg:y="3.685cm" presentation:class="outline">
          <draw:text-box>
            <text:list text:style-name="L2">
              <text:list-item>
                <text:p>Things to consider (if you have time):</text:p>
                <text:list>
                  <text:list-item>
                    <text:p>What else did you learn during the week?</text:p>
                    <text:list>
                      <text:list-item>
                        <text:p>Software, research, app development, algorithms, design, privacy, intellectual property and testing</text:p>
                      </text:list-item>
                    </text:list>
                  </text:list-item>
                  <text:list-item>
                    <text:p>What were your favourite parts of the week?</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Georgia Pro" svg:font-family="'Georgia Pro'"/>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08T11:12:31.967000000</meta:creation-date>
    <dc:date>2023-08-08T11:47:56.924000000</dc:date>
    <meta:editing-duration>PT35M24S</meta:editing-duration>
    <meta:editing-cycles>6</meta:editing-cycles>
    <meta:generator>LibreOffice/7.5.4.2$Windows_X86_64 LibreOffice_project/36ccfdc35048b057fd9854c757a8b67ec53977b6</meta:generator>
    <meta:document-statistic meta:object-count="44"/>
  </office:meta>
</office:document-meta>
</file>